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1000002ACDAC4F29323E5B992.png" manifest:media-type="image/png"/>
  <manifest:file-entry manifest:full-path="Pictures/100002AB000027CA00003505A511E90C07B5A57F.svg" manifest:media-type="image/svg+xml"/>
  <manifest:file-entry manifest:full-path="Pictures/10000001000002EE0000029BE23B27C496EDDDCC.png" manifest:media-type="image/png"/>
  <manifest:file-entry manifest:full-path="Pictures/1000022500003BA200003505C89902D536DF723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cm" fo:min-width="0cm"/>
    </style:style>
    <style:style style:name="gr2"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3" style:family="graphic" style:parent-style-name="standard">
      <style:graphic-properties draw:stroke="none" svg:stroke-color="#460000" draw:fill-color="#aa322c" draw:textarea-horizontal-align="justify" draw:textarea-vertical-align="middle" draw:auto-grow-height="false" fo:min-height="1.33cm" fo:min-width="1.797cm"/>
      <style:paragraph-properties style:writing-mode="lr-tb"/>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7" style:family="graphic" style:parent-style-name="objectwithoutfill">
      <style:graphic-properties draw:marker-end="Arrowheads_20_4" draw:marker-end-width="0.3cm"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0" style:family="graphic" style:parent-style-name="standard">
      <style:graphic-properties draw:marker-start="Arrow" draw:marker-start-width="0.3cm" draw:marker-end="Arrow" draw:marker-end-width="0.3cm" draw:textarea-vertical-align="middle"/>
    </style:style>
    <style:style style:name="gr11" style:family="graphic" style:parent-style-name="standard">
      <style:graphic-properties draw:textarea-horizontal-align="justify" draw:textarea-vertical-align="middle" draw:auto-grow-height="false" fo:min-height="0.138cm" fo:min-width="0.309cm"/>
      <style:paragraph-properties style:writing-mode="lr-tb"/>
    </style:style>
    <style:style style:name="gr12" style:family="graphic" style:parent-style-name="standard">
      <style:graphic-properties draw:textarea-horizontal-align="justify" draw:textarea-vertical-align="middle" draw:auto-grow-height="false" fo:min-height="0.138cm" fo:min-width="0.585cm"/>
      <style:paragraph-properties style:writing-mode="lr-tb"/>
    </style:style>
    <style:style style:name="gr13"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4" style:family="graphic" style:parent-style-name="objectwithoutfill">
      <style:graphic-properties draw:stroke="dash" draw:stroke-dash="Long_20_Dash" svg:stroke-color="#808080" svg:stroke-linecap="butt"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fo:min-height="0.854cm"/>
      <style:paragraph-properties style:writing-mode="lr-tb"/>
    </style:style>
    <style:style style:name="gr17" style:family="graphic" style:parent-style-name="standard">
      <style:graphic-properties draw:stroke="none" svg:stroke-color="#000000" draw:fill="none" draw:fill-color="#ffffff" fo:min-height="1.423cm"/>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textarea-horizontal-align="justify" draw:textarea-vertical-align="middle" draw:auto-grow-height="false" fo:min-height="0.051cm" fo:min-width="0cm"/>
    </style:style>
    <style:style style:name="gr20"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1" style:family="graphic" style:parent-style-name="standard">
      <style:graphic-properties draw:stroke="none" svg:stroke-color="#000000" draw:fill="none" draw:fill-color="#ffffff" fo:min-height="0.495cm"/>
      <style:paragraph-properties style:writing-mode="lr-tb"/>
    </style:style>
    <style:style style:name="gr22" style:family="graphic" style:parent-style-name="standard">
      <style:graphic-properties draw:stroke="none" svg:stroke-color="#000000" draw:fill="none" draw:fill-color="#ffffff" fo:min-height="0.955cm"/>
      <style:paragraph-properties style:writing-mode="lr-tb"/>
    </style:style>
    <style:style style:name="gr23"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4" style:family="graphic" style:parent-style-name="standard">
      <style:graphic-properties draw:stroke="none" draw:stroke-dash="Dashed_20__28_var_29__20_1" svg:stroke-width="0cm" draw:stroke-linejoin="none" svg:stroke-linecap="butt" draw:fill="solid" draw:fill-color="#b92323" draw:opacity="8%" draw:opacity-name="" draw:textarea-horizontal-align="center" draw:textarea-vertical-align="middle"/>
    </style:style>
    <style:style style:name="gr25" style:family="graphic" style:parent-style-name="standard">
      <style:graphic-properties draw:stroke="none" draw:stroke-dash="Dashed_20__28_var_29__20_1" svg:stroke-width="0.005cm" svg:stroke-color="#b92323" draw:stroke-linejoin="miter" svg:stroke-linecap="butt" draw:fill="none" draw:fill-color="#b92323" draw:opacity="8%" draw:opacity-name="" draw:textarea-horizontal-align="center" draw:textarea-vertical-align="middle" fo:padding-top="0.115cm" fo:padding-bottom="0.115cm" fo:padding-left="0.24cm" fo:padding-right="0.24cm"/>
    </style:style>
    <style:style style:name="P1" style:family="paragraph">
      <style:paragraph-properties fo:text-align="center"/>
    </style:style>
    <style:style style:name="P2" style:family="paragraph">
      <style:paragraph-properties fo:text-align="center"/>
      <style:text-properties fo:color="#ffffff" loext:opacity="100%" fo:language="en" fo:country="US"/>
    </style:style>
    <style:style style:name="P3" style:family="paragraph">
      <loext:graphic-properties draw:fill-color="#aa322c"/>
      <style:paragraph-properties fo:text-align="center"/>
      <style:text-properties fo:color="#ffffff" loext:opacity="100%" loext:color-lum-mod="100%" loext:color-lum-off="0%" fo:font-size="14pt" fo:language="en" fo:country="US" style:font-size-asian="14pt" style:font-size-complex="14pt"/>
    </style:style>
    <style:style style:name="P4" style:family="paragraph">
      <loext:graphic-properties draw:fill="none"/>
      <style:paragraph-properties fo:text-align="center"/>
      <style:text-properties fo:language="en" fo:country="US"/>
    </style:style>
    <style:style style:name="P5" style:family="paragraph">
      <loext:graphic-properties draw:fill-color="#999999"/>
      <style:paragraph-properties fo:text-align="center"/>
      <style:text-properties fo:color="#ffffff" loext:opacity="100%" loext:color-lum-mod="100%" loext:color-lum-off="0%" fo:font-size="14pt" fo:language="en" fo:country="US" style:font-size-asian="14pt" style:font-size-complex="14pt"/>
    </style:style>
    <style:style style:name="P6" style:family="paragraph">
      <style:paragraph-properties fo:text-align="center"/>
      <style:text-properties fo:language="en" fo:country="US"/>
    </style:style>
    <style:style style:name="P7" style:family="paragraph">
      <style:paragraph-properties fo:text-align="center"/>
      <style:text-properties fo:font-size="10pt" fo:language="en" fo:country="US" style:font-size-asian="10pt" style:font-size-complex="10pt"/>
    </style:style>
    <style:style style:name="P8" style:family="paragraph">
      <style:paragraph-properties fo:text-align="center"/>
      <style:text-properties fo:color="#ffffff" loext:opacity="100%" fo:font-size="10pt" fo:language="en" fo:country="US" style:font-size-asian="10pt" style:font-size-complex="10pt"/>
    </style:style>
    <style:style style:name="P9" style:family="paragraph">
      <loext:graphic-properties draw:fill-color="#999999"/>
      <style:paragraph-properties fo:text-align="center"/>
      <style:text-properties fo:color="#ffffff" loext:opacity="100%" loext:color-lum-mod="100%" loext:color-lum-off="0%" fo:font-size="10pt" fo:language="en" fo:country="US" style:font-size-asian="10pt" style:font-size-complex="10pt"/>
    </style:style>
    <style:style style:name="P10" style:family="paragraph">
      <loext:graphic-properties draw:fill="none"/>
      <style:paragraph-properties fo:text-align="center"/>
    </style:style>
    <style:style style:name="P11" style:family="paragraph">
      <style:paragraph-properties fo:text-align="center"/>
      <style:text-properties fo:font-size="10pt" fo:font-style="italic" style:font-size-asian="10pt" style:font-style-asian="italic" style:font-size-complex="10pt" style:font-style-complex="italic"/>
    </style:style>
    <style:style style:name="P12" style:family="paragraph">
      <loext:graphic-properties draw:fill="none" draw:fill-color="#ffffff"/>
      <style:paragraph-properties fo:text-align="end"/>
      <style:text-properties fo:font-size="10pt" fo:font-style="italic" style:font-size-asian="10pt" style:font-style-asian="italic" style:font-size-complex="10pt" style:font-style-complex="italic"/>
    </style:style>
    <style:style style:name="P13" style:family="paragraph">
      <style:paragraph-properties fo:text-align="center"/>
      <style:text-properties fo:color="#999999" loext:opacity="100%" fo:font-weight="normal" style:font-weight-asian="normal" style:font-weight-complex="normal"/>
    </style:style>
    <style:style style:name="P14" style:family="paragraph">
      <loext:graphic-properties draw:fill="none" draw:fill-color="#ffffff"/>
      <style:text-properties fo:color="#999999" loext:opacity="100%" loext:color-lum-mod="100%" loext:color-lum-off="0%" fo:font-weight="normal" fo:background-color="#666666" style:font-weight-asian="normal" style:font-weight-complex="normal"/>
    </style:style>
    <style:style style:name="P15" style:family="paragraph">
      <loext:graphic-properties draw:fill="solid" draw:fill-color="#00a933"/>
      <style:paragraph-properties fo:text-align="center"/>
    </style:style>
    <style:style style:name="P16" style:family="paragraph">
      <style:text-properties fo:color="#00a933" loext:opacity="100%" fo:font-size="8pt" style:font-size-asian="8pt" style:font-size-complex="8pt"/>
    </style:style>
    <style:style style:name="P17" style:family="paragraph">
      <loext:graphic-properties draw:fill="none" draw:fill-color="#ffffff"/>
      <style:text-properties fo:color="#00a933" loext:opacity="100%" loext:color-lum-mod="100%" loext:color-lum-off="0%" fo:font-size="8pt" style:font-size-asian="8pt" style:font-size-complex="8pt"/>
    </style:style>
    <style:style style:name="P18" style:family="paragraph">
      <style:text-properties fo:color="#999999" loext:opacity="100%" fo:font-size="8pt" style:font-size-asian="8pt" style:font-size-complex="8pt"/>
    </style:style>
    <style:style style:name="P19" style:family="paragraph">
      <loext:graphic-properties draw:fill="none" draw:fill-color="#ffffff"/>
      <style:text-properties fo:color="#999999" loext:opacity="100%" loext:color-lum-mod="100%" loext:color-lum-off="0%" fo:font-size="8pt" style:font-size-asian="8pt" style:font-size-complex="8pt"/>
    </style:style>
    <style:style style:name="P20" style:family="paragraph">
      <loext:graphic-properties draw:fill="solid" draw:fill-color="#cccccc"/>
      <style:paragraph-properties fo:text-align="center"/>
    </style:style>
    <style:style style:name="P21" style:family="paragraph">
      <loext:graphic-properties draw:fill="solid" draw:fill-color="#b92323" draw:opacity="8%"/>
      <style:paragraph-properties fo:text-align="center"/>
    </style:style>
    <style:style style:name="P22" style:family="paragraph">
      <loext:graphic-properties draw:fill="none" draw:fill-color="#b92323" draw:opacity="8%"/>
      <style:paragraph-properties fo:text-align="center"/>
    </style:style>
    <style:style style:name="T1" style:family="text">
      <style:text-properties fo:font-size="14pt" style:font-size-asian="14pt" style:font-size-complex="14pt"/>
    </style:style>
    <style:style style:name="T2" style:family="text">
      <style:text-properties fo:color="#ffffff" loext:opacity="100%" fo:font-size="14pt" style:font-size-asian="14pt" style:font-size-complex="14pt"/>
    </style:style>
    <style:style style:name="T3" style:family="text">
      <style:text-properties fo:font-size="10pt" style:font-size-asian="10pt" style:font-size-complex="10pt"/>
    </style:style>
    <style:style style:name="T4" style:family="text">
      <style:text-properties fo:color="#ffffff" loext:opacity="100%"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color="#999999" loext:opacity="100%" fo:font-weight="normal" style:font-weight-asian="normal" style:font-weight-complex="normal"/>
    </style:style>
    <style:style style:name="T7" style:family="text">
      <style:text-properties fo:color="#00a933" loext:opacity="100%" fo:font-size="8pt" style:font-size-asian="8pt" style:font-size-complex="8pt"/>
    </style:style>
    <style:style style:name="T8" style:family="text">
      <style:text-properties fo:color="#999999" loext:opacity="100%"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13" draw:id="id13" draw:layer="layout" svg:width="0.212cm" svg:height="0.176cm" svg:x="8.352cm" svg:y="8.244cm">
          <text:p/>
          <draw:enhanced-geometry svg:viewBox="0 0 21600 21600" draw:type="rectangle" draw:enhanced-path="M 0 0 L 21600 0 21600 21600 0 21600 0 0 Z N"/>
        </draw:custom-shape>
        <draw:custom-shape draw:style-name="gr2" draw:text-style-name="P3" xml:id="id2" draw:id="id2" draw:layer="layout" svg:width="2.297cm" svg:height="1.58cm" svg:x="8.354cm" svg:y="14.436cm">
          <text:p text:style-name="P2"><text:span text:style-name="T1">math</text:span></text:p>
          <text:p text:style-name="P2"><text:span text:style-name="T1">runtime</text:span></text:p>
          <draw:enhanced-geometry svg:viewBox="0 0 21600 21600" draw:type="rectangle" draw:enhanced-path="M 0 0 L 21600 0 21600 21600 0 21600 0 0 Z N"/>
        </draw:custom-shape>
        <draw:custom-shape draw:style-name="gr2" draw:text-style-name="P3" xml:id="id5" draw:id="id5" draw:layer="layout" svg:width="2.297cm" svg:height="1.58cm" svg:x="5.354cm" svg:y="12.236cm">
          <text:p text:style-name="P2"><text:span text:style-name="T1">smpl</text:span></text:p>
          <draw:enhanced-geometry svg:viewBox="0 0 21600 21600" draw:type="rectangle" draw:enhanced-path="M 0 0 L 21600 0 21600 21600 0 21600 0 0 Z N"/>
        </draw:custom-shape>
        <draw:custom-shape draw:style-name="gr2" draw:text-style-name="P3" xml:id="id4" draw:id="id4" draw:layer="layout" svg:width="2.297cm" svg:height="1.58cm" svg:x="5.354cm" svg:y="10.036cm">
          <text:p text:style-name="P2"><text:span text:style-name="T1">compiler</text:span></text:p>
          <draw:enhanced-geometry svg:viewBox="0 0 21600 21600" draw:type="rectangle" draw:enhanced-path="M 0 0 L 21600 0 21600 21600 0 21600 0 0 Z N"/>
        </draw:custom-shape>
        <draw:custom-shape draw:style-name="gr3" draw:text-style-name="P3" xml:id="id1" draw:id="id1" draw:layer="layout" svg:width="2.297cm" svg:height="1.58cm" svg:x="8.354cm" svg:y="7.836cm">
          <text:p text:style-name="P2"><text:span text:style-name="T2">simulator</text:span></text:p>
          <draw:enhanced-geometry svg:viewBox="0 0 21600 21600" draw:type="rectangle" draw:enhanced-path="M 0 0 L 21600 0 21600 21600 0 21600 0 0 Z N"/>
        </draw:custom-shape>
        <draw:custom-shape draw:style-name="gr2" draw:text-style-name="P3" xml:id="id3" draw:id="id3" draw:layer="layout" svg:width="2.297cm" svg:height="1.58cm" svg:x="11.354cm" svg:y="7.836cm">
          <text:p text:style-name="P2"><text:span text:style-name="T1">app</text:span></text:p>
          <draw:enhanced-geometry svg:viewBox="0 0 21600 21600" draw:type="rectangle" draw:enhanced-path="M 0 0 L 21600 0 21600 21600 0 21600 0 0 Z N"/>
        </draw:custom-shape>
        <draw:connector draw:style-name="gr4" draw:text-style-name="P4" draw:layer="layout" svg:x1="9.502cm" svg:y1="9.416cm" svg:x2="9.502cm" svg:y2="14.436cm" draw:start-shape="id1" draw:start-glue-point="2" draw:end-shape="id2" draw:end-glue-point="0" svg:d="M9502 9416v5020" svg:viewBox="0 0 1 5021">
          <text:p/>
        </draw:connector>
        <draw:connector draw:style-name="gr5" draw:text-style-name="P4" draw:layer="layout" svg:x1="12.502cm" svg:y1="9.416cm" svg:x2="10.651cm" svg:y2="15.226cm" draw:start-shape="id3" draw:start-glue-point="2" draw:end-shape="id2" draw:end-glue-point="1" svg:d="M12502 9416v5810h-1851" svg:viewBox="0 0 1852 5811">
          <text:p/>
        </draw:connector>
        <draw:custom-shape draw:style-name="gr6" draw:text-style-name="P3" xml:id="id6" draw:id="id6" draw:layer="layout" svg:width="2.205cm" svg:height="2.426cm" svg:x="8.4cm" svg:y="3.736cm">
          <text:p text:style-name="P2"><text:span text:style-name="T2">public</text:span></text:p>
          <text:p text:style-name="P2"><text:span text:style-name="T2">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xml:id="id7" draw:id="id7" draw:layer="layout" svg:width="2.205cm" svg:height="2.426cm" svg:x="11.4cm" svg:y="3.737cm">
          <text:p text:style-name="P2"><text:span text:style-name="T2">private</text:span></text:p>
          <text:p text:style-name="P2"><text:span text:style-name="T2">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 draw:text-style-name="P4" draw:layer="layout" svg:x1="6.502cm" svg:y1="11.616cm" svg:x2="6.502cm" svg:y2="12.236cm" draw:start-shape="id4" draw:start-glue-point="2" draw:end-shape="id5" draw:end-glue-point="0" svg:d="M6502 11616v620" svg:viewBox="0 0 1 621">
          <text:p/>
        </draw:connector>
        <draw:connector draw:style-name="gr8" draw:text-style-name="P4" draw:layer="layout" svg:x1="9.503cm" svg:y1="6.162cm" svg:x2="9.502cm" svg:y2="7.836cm" draw:start-shape="id6" draw:start-glue-point="7" draw:end-shape="id1" draw:end-glue-point="0" svg:d="M9503 6162v844h-1v830" svg:viewBox="0 0 2 1675">
          <text:p/>
        </draw:connector>
        <draw:connector draw:style-name="gr8" draw:text-style-name="P4" draw:layer="layout" svg:x1="12.503cm" svg:y1="6.163cm" svg:x2="12.502cm" svg:y2="7.836cm" draw:start-shape="id7" draw:start-glue-point="7" draw:end-shape="id3" svg:d="M12503 6163v844h-1v829" svg:viewBox="0 0 2 1674">
          <text:p/>
        </draw:connector>
        <draw:custom-shape draw:style-name="gr9" draw:text-style-name="P5" draw:layer="layout" svg:width="2.297cm" svg:height="1.58cm" svg:x="8.354cm" svg:y="0.936cm">
          <text:p text:style-name="P2"><text:span text:style-name="T2">vscode</text:span></text:p>
          <draw:enhanced-geometry svg:viewBox="0 0 21600 21600" draw:type="rectangle" draw:enhanced-path="M 0 0 L 21600 0 21600 21600 0 21600 0 0 Z N"/>
        </draw:custom-shape>
        <draw:custom-shape draw:style-name="gr2" draw:text-style-name="P3" draw:layer="layout" svg:width="2.297cm" svg:height="1.58cm" svg:x="11.354cm" svg:y="0.936cm">
          <text:p text:style-name="P2"><text:span text:style-name="T1">ide</text:span></text:p>
          <draw:enhanced-geometry svg:viewBox="0 0 21600 21600" draw:type="rectangle" draw:enhanced-path="M 0 0 L 21600 0 21600 21600 0 21600 0 0 Z N"/>
        </draw:custom-shape>
        <draw:line draw:style-name="gr10" draw:text-style-name="P6" draw:layer="layout" svg:x1="9.96cm" svg:y1="3.988cm" svg:x2="12.021cm" svg:y2="2.694cm">
          <text:p/>
        </draw:line>
        <draw:line draw:style-name="gr10" draw:text-style-name="P6" draw:layer="layout" svg:x1="12.021cm" svg:y1="3.988cm" svg:x2="9.96cm" svg:y2="2.694cm">
          <text:p/>
        </draw:line>
        <draw:custom-shape draw:style-name="gr11" draw:text-style-name="P7" draw:layer="layout" svg:width="0.849cm" svg:height="0.428cm" svg:x="5.045cm" svg:y="11.377cm">
          <text:p text:style-name="P7"><text:span text:style-name="T3">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5.045cm" svg:y="13.578cm">
          <text:p text:style-name="P7"><text:span text:style-name="T3">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9.045cm" svg:y="15.779cm">
          <text:p text:style-name="P7"><text:span text:style-name="T3">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045cm" svg:y="9.178cm">
          <text:p text:style-name="P7"><text:span text:style-name="T3">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1.125cm" svg:height="0.428cm" svg:x="7.869cm" svg:y="9.179cm">
          <text:p text:style-name="P7"><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545cm" svg:y="9.179cm">
          <text:p text:style-name="P7"><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045cm" svg:y="15.78cm">
          <text:p text:style-name="P7"><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545cm" svg:y="1.779cm">
          <text:p text:style-name="P7"><text:span text:style-name="T3">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1.125cm" svg:height="0.428cm" svg:x="13.569cm" svg:y="1.28cm">
          <text:p text:style-name="P7"><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045cm" svg:y="5.78cm">
          <text:p text:style-name="P7"><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cm" svg:y="5.781cm">
          <text:p text:style-name="P7"><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9.471cm" svg:y1="2.654cm" svg:x2="9.471cm" svg:y2="4.007cm">
          <text:p/>
        </draw:line>
        <draw:line draw:style-name="gr10" draw:text-style-name="P6" draw:layer="layout" svg:x1="12.471cm" svg:y1="2.654cm" svg:x2="12.471cm" svg:y2="4.007cm">
          <text:p/>
        </draw:line>
        <draw:custom-shape draw:style-name="gr13" draw:text-style-name="P9" xml:id="id14" draw:id="id14" draw:layer="layout" svg:width="2.455cm" svg:height="0.817cm" svg:x="0.396cm" svg:y="8.136cm">
          <text:p text:style-name="P8"><text:span text:style-name="T4">bootstrap</text:span></text:p>
          <draw:enhanced-geometry svg:viewBox="0 0 21600 21600" draw:type="rectangle" draw:enhanced-path="M 0 0 L 21600 0 21600 21600 0 21600 0 0 Z N"/>
        </draw:custom-shape>
        <draw:custom-shape draw:style-name="gr13" draw:text-style-name="P9" xml:id="id15" draw:id="id15" draw:layer="layout" svg:width="2.455cm" svg:height="0.817cm" svg:x="0.396cm" svg:y="9.136cm">
          <text:p text:style-name="P8"><text:span text:style-name="T4">axios</text:span></text:p>
          <draw:enhanced-geometry svg:viewBox="0 0 21600 21600" draw:type="rectangle" draw:enhanced-path="M 0 0 L 21600 0 21600 21600 0 21600 0 0 Z N"/>
        </draw:custom-shape>
        <draw:custom-shape draw:style-name="gr13" draw:text-style-name="P9" xml:id="id10" draw:id="id10" draw:layer="layout" svg:width="2.455cm" svg:height="0.817cm" svg:x="0.396cm" svg:y="11.636cm">
          <text:p text:style-name="P8"><text:span text:style-name="T4">mathjs</text:span></text:p>
          <draw:enhanced-geometry svg:viewBox="0 0 21600 21600" draw:type="rectangle" draw:enhanced-path="M 0 0 L 21600 0 21600 21600 0 21600 0 0 Z N"/>
        </draw:custom-shape>
        <draw:custom-shape draw:style-name="gr13" draw:text-style-name="P9" xml:id="id8" draw:id="id8" draw:layer="layout" svg:width="2.455cm" svg:height="0.817cm" svg:x="0.396cm" svg:y="13.636cm">
          <text:p text:style-name="P8"><text:span text:style-name="T4">multila-lexer</text:span></text:p>
          <draw:enhanced-geometry svg:viewBox="0 0 21600 21600" draw:type="rectangle" draw:enhanced-path="M 0 0 L 21600 0 21600 21600 0 21600 0 0 Z N"/>
        </draw:custom-shape>
        <draw:custom-shape draw:style-name="gr13" draw:text-style-name="P9" xml:id="id11" draw:id="id11" draw:layer="layout" svg:width="2.455cm" svg:height="0.817cm" svg:x="0.396cm" svg:y="10.436cm">
          <text:p text:style-name="P8"><text:span text:style-name="T4">lz-string</text:span></text:p>
          <draw:enhanced-geometry svg:viewBox="0 0 21600 21600" draw:type="rectangle" draw:enhanced-path="M 0 0 L 21600 0 21600 21600 0 21600 0 0 Z N"/>
        </draw:custom-shape>
        <draw:custom-shape draw:style-name="gr13" draw:text-style-name="P9" xml:id="id9" draw:id="id9" draw:layer="layout" svg:width="2.455cm" svg:height="0.817cm" svg:x="0.396cm" svg:y="12.636cm">
          <text:p text:style-name="P8"><text:span text:style-name="T4">buffer</text:span></text:p>
          <draw:enhanced-geometry svg:viewBox="0 0 21600 21600" draw:type="rectangle" draw:enhanced-path="M 0 0 L 21600 0 21600 21600 0 21600 0 0 Z N"/>
        </draw:custom-shape>
        <draw:connector draw:style-name="gr14" draw:text-style-name="P10" draw:layer="layout" draw:type="curve" svg:x1="2.851cm" svg:y1="14.044cm" svg:x2="5.354cm" svg:y2="13.026cm" draw:start-shape="id8" draw:start-glue-point="1" draw:end-shape="id5" draw:end-glue-point="3" svg:d="M2851 14044c1876 0 625-1018 2503-1018" svg:viewBox="0 0 2504 1019">
          <text:p/>
        </draw:connector>
        <draw:connector draw:style-name="gr14" draw:text-style-name="P10" draw:layer="layout" draw:type="curve" svg:x1="2.851cm" svg:y1="13.044cm" svg:x2="5.354cm" svg:y2="13.026cm" draw:start-shape="id9" draw:start-glue-point="1" draw:end-shape="id5" draw:end-glue-point="3" svg:d="M2851 13044c1876 0 625-18 2503-18" svg:viewBox="0 0 2504 19">
          <text:p/>
        </draw:connector>
        <draw:connector draw:style-name="gr14" draw:text-style-name="P10" draw:layer="layout" draw:type="curve" svg:x1="2.851cm" svg:y1="12.044cm" svg:x2="5.354cm" svg:y2="13.026cm" draw:start-shape="id10" draw:start-glue-point="1" draw:end-shape="id5" draw:end-glue-point="3" svg:d="M2851 12044c1876 0 625 982 2503 982" svg:viewBox="0 0 2504 983">
          <text:p/>
        </draw:connector>
        <draw:connector draw:style-name="gr14" draw:text-style-name="P10" draw:layer="layout" draw:type="curve" svg:x1="2.851cm" svg:y1="10.844cm" svg:x2="5.354cm" svg:y2="10.826cm" draw:start-shape="id11" draw:end-shape="id4" draw:end-glue-point="3" svg:d="M2851 10844c1876 0 625-18 2503-18" svg:viewBox="0 0 2504 19">
          <text:p/>
        </draw:connector>
        <draw:custom-shape draw:style-name="gr13" draw:text-style-name="P9" xml:id="id12" draw:id="id12" draw:layer="layout" svg:width="2.455cm" svg:height="0.817cm" svg:x="0.396cm" svg:y="7.136cm">
          <text:p text:style-name="P8"><text:span text:style-name="T4">fontawesome</text:span></text:p>
          <draw:enhanced-geometry svg:viewBox="0 0 21600 21600" draw:type="rectangle" draw:enhanced-path="M 0 0 L 21600 0 21600 21600 0 21600 0 0 Z N"/>
        </draw:custom-shape>
        <draw:custom-shape draw:style-name="gr13" draw:text-style-name="P9" xml:id="id16" draw:id="id16" draw:layer="layout" svg:width="2.455cm" svg:height="0.817cm" svg:x="0.396cm" svg:y="6.136cm">
          <text:p text:style-name="P8"><text:span text:style-name="T4">mathjax</text:span></text:p>
          <draw:enhanced-geometry svg:viewBox="0 0 21600 21600" draw:type="rectangle" draw:enhanced-path="M 0 0 L 21600 0 21600 21600 0 21600 0 0 Z N"/>
        </draw:custom-shape>
        <draw:connector draw:style-name="gr14" draw:text-style-name="P10" draw:layer="layout" draw:type="curve" svg:x1="2.851cm" svg:y1="7.544cm" svg:x2="8.352cm" svg:y2="8.332cm" draw:start-shape="id12" draw:start-glue-point="1" draw:end-shape="id13" draw:end-glue-point="3" svg:d="M2851 7544c4125 0 1375 788 5501 788" svg:viewBox="0 0 5502 789">
          <text:p/>
        </draw:connector>
        <draw:connector draw:style-name="gr14" draw:text-style-name="P10" draw:layer="layout" draw:type="curve" svg:x1="2.851cm" svg:y1="8.544cm" svg:x2="8.352cm" svg:y2="8.332cm" draw:start-shape="id14" draw:start-glue-point="1" draw:end-shape="id13" draw:end-glue-point="3" svg:d="M2851 8544c4125 0 1375-212 5501-212" svg:viewBox="0 0 5502 213">
          <text:p/>
        </draw:connector>
        <draw:connector draw:style-name="gr14" draw:text-style-name="P10" draw:layer="layout" draw:type="curve" svg:x1="2.851cm" svg:y1="9.544cm" svg:x2="8.352cm" svg:y2="8.332cm" draw:start-shape="id15" draw:start-glue-point="1" draw:end-shape="id13" draw:end-glue-point="3" svg:d="M2851 9544c4125 0 1375-1212 5501-1212" svg:viewBox="0 0 5502 1213">
          <text:p/>
        </draw:connector>
        <draw:connector draw:style-name="gr14" draw:text-style-name="P10" draw:layer="layout" draw:type="curve" svg:x1="2.851cm" svg:y1="6.544cm" svg:x2="8.352cm" svg:y2="8.332cm" draw:start-shape="id16" draw:start-glue-point="1" draw:end-shape="id13" svg:d="M2851 6544c4125 0 1375 1788 5501 1788" svg:viewBox="0 0 5502 1789">
          <text:p/>
        </draw:connector>
        <draw:connector draw:style-name="gr15" draw:text-style-name="P10" draw:layer="layout" draw:type="curve" svg:x1="8.354cm" svg:y1="8.626cm" svg:x2="6.502cm" svg:y2="10.036cm" draw:start-shape="id1" draw:end-shape="id4" draw:end-glue-point="0" svg:d="M8354 8626c-1235 0-1852 470-1852 1410" svg:viewBox="0 0 1853 1411">
          <text:p/>
        </draw:connector>
        <draw:connector draw:style-name="gr15" draw:text-style-name="P10" draw:layer="layout" draw:type="curve" svg:x1="6.502cm" svg:y1="13.816cm" svg:x2="8.354cm" svg:y2="15.226cm" draw:start-shape="id5" draw:start-glue-point="2" draw:end-shape="id2" svg:d="M6502 13816c0 940 617 1410 1852 1410" svg:viewBox="0 0 1853 1411">
          <text:p/>
        </draw:connector>
        <draw:custom-shape draw:style-name="gr2" draw:text-style-name="P3" draw:layer="layout" svg:width="2.297cm" svg:height="1.58cm" svg:x="5.354cm" svg:y="0.936cm">
          <text:p text:style-name="P2"><text:span text:style-name="T1">website</text:span></text:p>
          <draw:enhanced-geometry svg:viewBox="0 0 21600 21600" draw:type="rectangle" draw:enhanced-path="M 0 0 L 21600 0 21600 21600 0 21600 0 0 Z N"/>
        </draw:custom-shape>
        <draw:frame draw:style-name="gr16" draw:text-style-name="P12" draw:layer="layout" svg:width="20.434cm" svg:height="1.104cm" svg:x="0cm" svg:y="17.137cm">
          <draw:text-box>
            <text:p text:style-name="P11"><text:span text:style-name="T5">mathe:buddy – a Gamified App for Higher-Mathematics <text:s text:c="6"/>© 2023 by TH Köln. Funded by FREIRAUM.</text:span></text:p>
          </draw:text-box>
        </draw:frame>
        <draw:frame draw:style-name="gr17" draw:text-style-name="P14" draw:layer="layout" svg:width="17.78cm" svg:height="1.673cm" draw:transform="rotate (-1.5707963267949) translate (20.276cm 0cm)">
          <draw:text-box>
            <text:p text:style-name="P13"><text:span text:style-name="T6">C <text:s/>O <text:s/>M <text:s/>P <text:s/>O <text:s/>N <text:s/>E <text:s/>N <text:s/>T <text:s text:c="4"/>O <text:s/>V <text:s/>E <text:s/>R <text:s/>V <text:s/>I <text:s/>E <text:s/>W</text:span></text:p>
          </draw:text-box>
        </draw:frame>
        <draw:custom-shape draw:style-name="gr13" draw:text-style-name="P9" xml:id="id18" draw:id="id18" draw:layer="layout" svg:width="2.455cm" svg:height="0.817cm" svg:x="15.696cm" svg:y="8.236cm">
          <text:p text:style-name="P8"><text:span text:style-name="T4">mathjax</text:span></text:p>
          <draw:enhanced-geometry svg:viewBox="0 0 21600 21600" draw:type="rectangle" draw:enhanced-path="M 0 0 L 21600 0 21600 21600 0 21600 0 0 Z N"/>
        </draw:custom-shape>
        <draw:custom-shape draw:style-name="gr13" draw:text-style-name="P9" xml:id="id17" draw:id="id17" draw:layer="layout" svg:width="2.455cm" svg:height="0.817cm" svg:x="15.696cm" svg:y="7.236cm">
          <text:p text:style-name="P8"><text:span text:style-name="T4">flutter</text:span></text:p>
          <draw:enhanced-geometry svg:viewBox="0 0 21600 21600" draw:type="rectangle" draw:enhanced-path="M 0 0 L 21600 0 21600 21600 0 21600 0 0 Z N"/>
        </draw:custom-shape>
        <draw:connector draw:style-name="gr14" draw:text-style-name="P10" draw:layer="layout" draw:type="curve" svg:x1="13.651cm" svg:y1="8.626cm" svg:x2="15.696cm" svg:y2="7.644cm" draw:start-shape="id3" draw:start-glue-point="1" draw:end-shape="id17" draw:end-glue-point="3" svg:d="M13651 8626c1533 0 511-982 2045-982" svg:viewBox="0 0 2046 983">
          <text:p/>
        </draw:connector>
        <draw:connector draw:style-name="gr14" draw:text-style-name="P10" draw:layer="layout" draw:type="curve" svg:x1="13.652cm" svg:y1="8.626cm" svg:x2="15.696cm" svg:y2="8.644cm" draw:end-shape="id18" draw:end-glue-point="3" svg:d="M13652 8626c1158 0 136 18 2044 18" svg:viewBox="0 0 2045 19">
          <text:p/>
        </draw:connector>
        <draw:frame draw:style-name="gr18" draw:text-style-name="P1" draw:layer="layout" svg:width="0.989cm" svg:height="0.854cm" svg:x="12.636cm" svg:y="9.566cm">
          <draw:image xlink:href="Pictures/1000022500003BA200003505C89902D536DF723F.svg" xlink:type="simple" xlink:show="embed" xlink:actuate="onLoad" draw:mime-type="image/svg+xml">
            <text:p/>
          </draw:image>
          <draw:image xlink:href="Pictures/10000001000002EE0000029BE23B27C496EDDDCC.png" xlink:type="simple" xlink:show="embed" xlink:actuate="onLoad" draw:mime-type="image/png"/>
        </draw:frame>
        <draw:frame draw:style-name="gr18" draw:text-style-name="P1" draw:layer="layout" svg:width="0.771cm" svg:height="1.027cm" svg:x="11.468cm" svg:y="9.447cm">
          <draw:image xlink:href="Pictures/100002AB000027CA00003505A511E90C07B5A57F.svg" xlink:type="simple" xlink:show="embed" xlink:actuate="onLoad" draw:mime-type="image/svg+xml">
            <text:p/>
          </draw:image>
          <draw:image xlink:href="Pictures/1000000100000201000002ACDAC4F29323E5B992.png" xlink:type="simple" xlink:show="embed" xlink:actuate="onLoad" draw:mime-type="image/png"/>
        </draw:frame>
        <draw:g>
          <draw:custom-shape draw:style-name="gr19" draw:text-style-name="P1" draw:layer="layout" svg:width="0.309cm" svg:height="0.301cm" svg:x="7.344cm" svg:y="12.235cm">
            <text:p/>
            <draw:enhanced-geometry svg:viewBox="0 0 21600 21600" draw:type="rectangle" draw:enhanced-path="M 0 0 L 21600 0 21600 21600 0 21600 0 0 Z N"/>
          </draw:custom-shape>
          <draw:g>
            <draw:path draw:style-name="gr20" draw:text-style-name="P15" draw:layer="layout" svg:width="0.534cm" svg:height="0.499cm" svg:x="7.221cm" svg:y="12.1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1" draw:layer="layout" svg:width="0.309cm" svg:height="0.301cm" svg:x="10.343cm" svg:y="14.428cm">
            <text:p/>
            <draw:enhanced-geometry svg:viewBox="0 0 21600 21600" draw:type="rectangle" draw:enhanced-path="M 0 0 L 21600 0 21600 21600 0 21600 0 0 Z N"/>
          </draw:custom-shape>
          <draw:g>
            <draw:path draw:style-name="gr20" draw:text-style-name="P15" draw:layer="layout" svg:width="0.534cm" svg:height="0.499cm" svg:x="10.22cm" svg:y="14.3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1" draw:layer="layout" svg:width="0.309cm" svg:height="0.301cm" svg:x="10.352cm" svg:y="7.838cm">
            <text:p/>
            <draw:enhanced-geometry svg:viewBox="0 0 21600 21600" draw:type="rectangle" draw:enhanced-path="M 0 0 L 21600 0 21600 21600 0 21600 0 0 Z N"/>
          </draw:custom-shape>
          <draw:g>
            <draw:path draw:style-name="gr20" draw:text-style-name="P15" draw:layer="layout" svg:width="0.534cm" svg:height="0.499cm" svg:x="10.229cm" svg:y="7.7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1" draw:text-style-name="P17" draw:layer="layout" svg:width="1.898cm" svg:height="0.887cm" svg:x="10.576cm" svg:y="14.047cm">
          <draw:text-box>
            <text:p text:style-name="P16"><text:span text:style-name="T7">playground available</text:span></text:p>
          </draw:text-box>
        </draw:frame>
        <draw:frame draw:style-name="gr22" draw:text-style-name="P19" draw:layer="layout" svg:width="2.616cm" svg:height="1.205cm" svg:x="0.376cm" svg:y="5.048cm">
          <draw:text-box>
            <text:p text:style-name="P18"><text:span text:style-name="T8">external</text:span></text:p>
            <text:p text:style-name="P18"><text:span text:style-name="T8">dependencies</text:span></text:p>
          </draw:text-box>
        </draw:frame>
        <draw:g>
          <draw:path draw:style-name="gr23" draw:text-style-name="P20" draw:layer="layout" svg:width="2.204cm" svg:height="0.795cm" svg:x="0.367cm" svg:y="0.327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3" draw:text-style-name="P20" draw:layer="layout" svg:width="2.289cm" svg:height="0.179cm" svg:x="0.3cm" svg:y="1.169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g>
          <draw:polygon draw:style-name="gr24" draw:text-style-name="P21" draw:layer="layout" svg:width="13.086cm" svg:height="14.973cm" svg:x="3.617cm" svg:y="1.5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25" draw:text-style-name="P22" draw:layer="layout" svg:width="13.086cm" svg:height="14.973cm" svg:x="3.617cm" svg:y="1.5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2H41M59S</meta:editing-duration>
    <meta:editing-cycles>26</meta:editing-cycles>
    <meta:generator>LibreOffice/7.4.1.2$MacOSX_AARCH64 LibreOffice_project/3c58a8f3a960df8bc8fd77b461821e42c061c5f0</meta:generator>
    <dc:date>2023-01-13T15:50:54.815848209</dc:date>
    <meta:document-statistic meta:object-count="77"/>
    <meta:template xlink:type="simple" xlink:actuate="onRequest" xlink:title="libre-office-draw-template" xlink:href="../../Library/Application%20Support/LibreOffice/4/user/template/draw/libre-office-draw-template.otg" meta:date="2023-01-13T13:08:43.501586303"/>
  </office:meta>
</office:document-meta>
</file>